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Roboto" svg:font-family="Roboto, sans-serif"/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2.561cm"/>
    </style:style>
    <style:style style:name="表格1.B" style:family="table-column">
      <style:table-column-properties style:column-width="7.604cm"/>
    </style:style>
    <style:style style:name="表格1.C" style:family="table-column">
      <style:table-column-properties style:column-width="6.835cm"/>
    </style:style>
    <style:style style:name="表格1.A1" style:family="table-cell">
      <style:table-cell-properties style:vertical-align="middle" fo:background-color="#999999" fo:padding-left="0.318cm" fo:padding-right="0.318cm" fo:padding-top="0.106cm" fo:padding-bottom="0.106cm" fo:border="0.05pt solid #dddddd">
        <style:background-image/>
      </style:table-cell-properties>
    </style:style>
    <style:style style:name="表格1.A2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B2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C2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A3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B3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C3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A4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B4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C4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A5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B5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C5" style:family="table-cell">
      <style:table-cell-properties fo:padding="0.049cm" fo:border="none"/>
    </style:style>
    <style:style style:name="表格1.A6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B6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表格1.C6" style:family="table-cell">
      <style:table-cell-properties style:vertical-align="middle" fo:padding-left="0.318cm" fo:padding-right="0.318cm" fo:padding-top="0.106cm" fo:padding-bottom="0.106cm" fo:border="0.05pt solid #dddddd"/>
    </style:style>
    <style:style style:name="P1" style:family="paragraph" style:parent-style-name="Standard">
      <style:text-properties officeooo:rsid="000f5859" officeooo:paragraph-rsid="000f5859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222222" fo:letter-spacing="normal" style:font-name-asian="Roboto" style:font-size-asian="10.5pt" style:font-style-asian="normal" style:font-weight-asian="normal"/>
    </style:style>
    <style:style style:name="P3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666666" fo:letter-spacing="normal" style:font-name-asian="Roboto" style:font-size-asian="10.5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344cm" fo:text-align="start" style:justify-single-word="false" fo:widows="1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344cm" fo:text-align="start" style:justify-single-word="false" fo:widows="1" fo:text-indent="0cm" style:auto-text-indent="false"/>
      <style:text-properties fo:font-variant="normal" fo:text-transform="none" fo:color="#333333" fo:letter-spacing="normal" fo:padding="0cm" fo:border="none"/>
    </style:style>
    <style:style style:name="P6" style:family="paragraph" style:parent-style-name="Text_20_body">
      <style:text-properties officeooo:rsid="000f5859" officeooo:paragraph-rsid="000f5859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top="0cm" fo:margin-bottom="0cm" style:contextual-spacing="false" style:line-height-at-least="0.37cm" fo:text-align="start" style:justify-single-word="false"/>
    </style:style>
    <style:style style:name="P9" style:family="paragraph" style:parent-style-name="Table_20_Heading">
      <style:paragraph-properties fo:text-align="start" style:justify-single-word="false"/>
      <style:text-properties fo:color="#ffffff" fo:font-weight="normal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style:font-name="Roboto" fo:font-size="9.75pt" fo:font-style="normal" fo:font-weight="normal"/>
    </style:style>
    <style:style style:name="T3" style:family="text">
      <style:text-properties fo:font-variant="normal" fo:text-transform="none" fo:color="#006600" style:font-name="monospace" fo:font-size="9.75pt" fo:font-style="normal" fo:font-weight="normal"/>
    </style:style>
    <style:style style:name="T4" style:family="text">
      <style:text-properties fo:font-variant="normal" fo:text-transform="none" fo:color="#006600" style:font-name="monospace" fo:font-size="9.75pt" fo:font-style="italic" fo:font-weight="normal"/>
    </style:style>
    <style:style style:name="T5" style:family="text">
      <style:text-properties fo:font-variant="normal" fo:text-transform="none" fo:color="#258aaf" style:text-line-through-style="none" style:text-line-through-type="none" style:font-name="monospace" fo:font-size="9.75pt" fo:font-style="normal" style:text-underline-style="none" fo:font-weight="normal" style:text-blinking="false"/>
    </style:style>
    <style:style style:name="T6" style:family="text">
      <style:text-properties fo:font-variant="normal" fo:text-transform="none" fo:color="#666666" style:font-name="Roboto" fo:font-size="9.75pt" fo:letter-spacing="normal" fo:font-style="normal" fo:font-weight="normal" style:font-name-asian="Roboto" style:font-size-asian="10.5pt" style:font-style-asian="normal" style:font-weight-asian="normal"/>
    </style:style>
    <style:style style:name="T7" style:family="text">
      <style:text-properties fo:font-variant="normal" fo:text-transform="none" fo:color="#333333" style:font-name="Consolas" fo:font-size="9pt" fo:letter-spacing="normal" fo:font-style="normal" fo:font-weight="normal" fo:padding="0cm" fo:border="none"/>
    </style:style>
    <style:style style:name="T8" style:family="text">
      <style:text-properties fo:font-variant="normal" fo:text-transform="none" fo:color="#008200" style:font-name="Consolas" fo:font-size="9pt" fo:letter-spacing="normal" fo:font-style="normal" fo:font-weight="normal" fo:padding="0cm" fo:border="none"/>
    </style:style>
    <style:style style:name="T9" style:family="text">
      <style:text-properties fo:font-variant="normal" fo:text-transform="none" fo:color="#008200" fo:letter-spacing="normal" style:font-name-asian="Consolas" style:font-size-asian="9pt" style:font-style-asian="normal" style:font-weight-asian="normal" fo:padding="0cm" fo:border="none"/>
    </style:style>
    <style:style style:name="T10" style:family="text">
      <style:text-properties fo:font-variant="normal" fo:text-transform="none" fo:color="#006699" style:font-name="Consolas" fo:font-size="9pt" fo:letter-spacing="normal" fo:font-style="normal" fo:font-weight="bold" fo:padding="0cm" fo:border="none"/>
    </style:style>
    <style:style style:name="T11" style:family="text">
      <style:text-properties fo:font-variant="normal" fo:text-transform="none" fo:color="#000000" style:font-name="Consolas" fo:font-size="9pt" fo:letter-spacing="normal" fo:font-style="normal" fo:font-weight="normal" fo:padding="0cm" fo:border="none"/>
    </style:style>
    <style:style style:name="T12" style:family="text">
      <style:text-properties fo:font-variant="normal" fo:text-transform="none" fo:color="#40aa53" fo:letter-spacing="normal" fo:padding="0cm" fo:border="none"/>
    </style:style>
    <style:style style:name="T13" style:family="text">
      <style:text-properties fo:font-variant="normal" fo:text-transform="none" fo:color="#009900" style:font-name="Consolas" fo:font-size="9pt" fo:letter-spacing="normal" fo:font-style="normal" fo:font-weight="normal" fo:padding="0cm" fo:border="none"/>
    </style:style>
    <style:style style:name="T14" style:family="text">
      <style:text-properties fo:font-style="italic"/>
    </style:style>
    <style:style style:name="T15" style:family="text">
      <style:text-properties officeooo:rsid="000d7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提供者向应用程序呈现数据就像一个或多张表，就像是在关系数据库里一样。一行显示一些数据类型的实例，列的每行显示实例数据集合的独立数据。</text:p>
      <text:p text:style-name="P2">一个应用程序通过客户类<text:span text:style-name="T1">ContentResolver</text:span>访问内容提供者的数据。这个函数有一个在提供者对象里同名的函数，是一个<text:span text:style-name="T1">ContentProvider</text:span>子类的实例。函数<text:span text:style-name="T1">ContentResolver</text:span>提供”<text:span text:style-name="T1">CRUD”</text:span>的基础（创建，获取，更新，删除）函数。</text:p>
      <text:p text:style-name="P2">拥有提供者的应用程序进程的<text:span text:style-name="T1">ContentResolver</text:span>对象和<text:span text:style-name="T1">ContentProvider</text:span>对象可以自动处理进程间的数据交换。</text:p>
      <text:p text:style-name="P2"/>
      <text:p text:style-name="P2">用query方法获取<text:span text:style-name="T15">ContentProvider中的数据</text:span></text:p>
      <text:p text:style-name="P3"> <text:span text:style-name="T2">Query() compared to SQL query.</text:span></text:p>
      <text:p text:style-name="P3"><text:bookmark text:name="table2"/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9">query() argument</text:p>
          </table:table-cell>
          <table:table-cell table:style-name="表格1.A1" office:value-type="string">
            <text:p text:style-name="P9">SELECT keyword/parameter</text:p>
          </table:table-cell>
          <table:table-cell table:style-name="表格1.A1" office:value-type="string">
            <text:p text:style-name="P9">Notes</text:p>
          </table:table-cell>
        </table:table-row>
        <table:table-row>
          <table:table-cell table:style-name="表格1.A2" office:value-type="string">
            <text:p text:style-name="P8"><text:span text:style-name="Source_20_Text"><text:span text:style-name="T3">Uri</text:span></text:span></text:p>
          </table:table-cell>
          <table:table-cell table:style-name="表格1.B2" office:value-type="string">
            <text:p text:style-name="P8"><text:span text:style-name="Source_20_Text"><text:span text:style-name="T3">FROM </text:span></text:span><text:span text:style-name="Source_20_Text"><text:span text:style-name="Emphasis"><text:span text:style-name="T4">table_name</text:span></text:span></text:span></text:p>
          </table:table-cell>
          <table:table-cell table:style-name="表格1.C2" office:value-type="string">
            <text:p text:style-name="P8"><text:span text:style-name="Source_20_Text"><text:span text:style-name="T3">Uri</text:span></text:span> maps to the table in the provider named <text:span text:style-name="Emphasis"><text:span text:style-name="T14">table_name</text:span></text:span>.</text:p>
          </table:table-cell>
        </table:table-row>
        <table:table-row>
          <table:table-cell table:style-name="表格1.A3" office:value-type="string">
            <text:p text:style-name="P8"><text:span text:style-name="Source_20_Text"><text:span text:style-name="T3">projection</text:span></text:span></text:p>
          </table:table-cell>
          <table:table-cell table:style-name="表格1.B3" office:value-type="string">
            <text:p text:style-name="P8"><text:span text:style-name="Source_20_Text"><text:span text:style-name="Emphasis"><text:span text:style-name="T4">col,col,col,...</text:span></text:span></text:span></text:p>
          </table:table-cell>
          <table:table-cell table:style-name="表格1.C3" office:value-type="string">
            <text:p text:style-name="P8"><text:span text:style-name="Source_20_Text"><text:span text:style-name="T3">projection</text:span></text:span> is an array of columns that should be included for each row retrieved.</text:p>
          </table:table-cell>
        </table:table-row>
        <table:table-row>
          <table:table-cell table:style-name="表格1.A4" office:value-type="string">
            <text:p text:style-name="P8"><text:span text:style-name="Source_20_Text"><text:span text:style-name="T3">selection</text:span></text:span></text:p>
          </table:table-cell>
          <table:table-cell table:style-name="表格1.B4" office:value-type="string">
            <text:p text:style-name="P8"><text:span text:style-name="Source_20_Text"><text:span text:style-name="T3">WHERE </text:span></text:span><text:span text:style-name="Source_20_Text"><text:span text:style-name="Emphasis"><text:span text:style-name="T4">col</text:span></text:span></text:span><text:span text:style-name="Source_20_Text"><text:span text:style-name="T3"> = </text:span></text:span><text:span text:style-name="Source_20_Text"><text:span text:style-name="Emphasis"><text:span text:style-name="T4">value</text:span></text:span></text:span></text:p>
          </table:table-cell>
          <table:table-cell table:style-name="表格1.C4" office:value-type="string">
            <text:p text:style-name="P8"><text:span text:style-name="Source_20_Text"><text:span text:style-name="T3">selection</text:span></text:span> specifies the criteria for selecting rows.</text:p>
          </table:table-cell>
        </table:table-row>
        <table:table-row>
          <table:table-cell table:style-name="表格1.A5" office:value-type="string">
            <text:p text:style-name="P8"><text:span text:style-name="Source_20_Text"><text:span text:style-name="T3">selectionArgs</text:span></text:span></text:p>
          </table:table-cell>
          <table:table-cell table:style-name="表格1.B5" office:value-type="string">
            <text:p text:style-name="P8">(No exact equivalent. Selection arguments replace<text:span text:style-name="Source_20_Text"><text:span text:style-name="T3">?</text:span></text:span> placeholders in the selection clause.)</text:p>
          </table:table-cell>
          <table:table-cell table:style-name="表格1.C5" office:value-type="string">
            <text:p text:style-name="P7"/>
          </table:table-cell>
        </table:table-row>
        <table:table-row>
          <table:table-cell table:style-name="表格1.A6" office:value-type="string">
            <text:p text:style-name="P8"><text:span text:style-name="Source_20_Text"><text:span text:style-name="T3">sortOrder</text:span></text:span></text:p>
          </table:table-cell>
          <table:table-cell table:style-name="表格1.B6" office:value-type="string">
            <text:p text:style-name="P8"><text:span text:style-name="Source_20_Text"><text:span text:style-name="T3">ORDER BY </text:span></text:span><text:span text:style-name="Source_20_Text"><text:span text:style-name="Emphasis"><text:span text:style-name="T4">col,col,...</text:span></text:span></text:span></text:p>
          </table:table-cell>
          <table:table-cell table:style-name="表格1.C6" office:value-type="string">
            <text:p text:style-name="P8"><text:span text:style-name="Source_20_Text"><text:span text:style-name="T3">sortOrder</text:span></text:span> specifies the order in which rows appear in the returned<text:a xlink:type="simple" xlink:href="http://www.android-doc.com/reference/android/database/Cursor.html"><text:span text:style-name="Source_20_Text"><text:span text:style-name="T5">Cursor</text:span></text:span></text:a>.</text:p>
          </table:table-cell>
        </table:table-row>
      </table:table>
      <text:p text:style-name="Text_20_body"><text:line-break/></text:p>
      <text:p text:style-name="Text_20_body"/>
      <text:p text:style-name="P6"><text:span text:style-name="T6">adapter getview()</text:span></text:p>
      <text:p text:style-name="P1"><text:span text:style-name="Source_20_Text"><text:span text:style-name="T8">//</text:span></text:span><text:span text:style-name="Source_20_Text"><text:span text:style-name="T9">当界面每显示出来一个</text:span></text:span><text:span text:style-name="Source_20_Text"><text:span text:style-name="T8">item</text:span></text:span><text:span text:style-name="Source_20_Text"><text:span text:style-name="T9">时，就会调用该方法</text:span></text:span><text:span text:style-name="Source_20_Text"><text:span text:style-name="T8">,getView()</text:span></text:span><text:span text:style-name="Source_20_Text"><text:span text:style-name="T9">有三个参数，第一个参数表示该</text:span></text:span><text:span text:style-name="Source_20_Text"><text:span text:style-name="T8">item</text:span></text:span><text:span text:style-name="Source_20_Text"><text:span text:style-name="T9">在</text:span></text:span><text:span text:style-name="Source_20_Text"><text:span text:style-name="T8">Adapter</text:span></text:span><text:span text:style-name="Source_20_Text"><text:span text:style-name="T9">中的位置；第二个参数是</text:span></text:span><text:span text:style-name="Source_20_Text"><text:span text:style-name="T8">item</text:span></text:span><text:span text:style-name="Source_20_Text"><text:span text:style-name="T9">的</text:span></text:span><text:span text:style-name="Source_20_Text"><text:span text:style-name="T8">View</text:span></text:span><text:span text:style-name="Source_20_Text"><text:span text:style-name="T9">对象，是滑动</text:span></text:span><text:span text:style-name="Source_20_Text"><text:span text:style-name="T8">list</text:span></text:span><text:span text:style-name="Source_20_Text"><text:span text:style-name="T9">时将要显示在界面上的</text:span></text:span><text:span text:style-name="Source_20_Text"><text:span text:style-name="T8">item</text:span></text:span><text:span text:style-name="Source_20_Text"><text:span text:style-name="T9">，如果有</text:span></text:span><text:span text:style-name="Source_20_Text"><text:span text:style-name="T8">item</text:span></text:span><text:span text:style-name="Source_20_Text"><text:span text:style-name="T9">在显示界面消失，这时</text:span></text:span><text:span text:style-name="Source_20_Text"><text:span text:style-name="T8">android</text:span></text:span><text:span text:style-name="Source_20_Text"><text:span text:style-name="T9">会将消失的</text:span></text:span><text:span text:style-name="Source_20_Text"><text:span text:style-name="T8">item</text:span></text:span><text:span text:style-name="Source_20_Text"><text:span text:style-name="T9">返回，称为旧</text:span></text:span><text:span text:style-name="Source_20_Text"><text:span text:style-name="T8">view</text:span></text:span><text:span text:style-name="Source_20_Text"><text:span text:style-name="T9">，也就是说此时的</text:span></text:span><text:span text:style-name="Source_20_Text"><text:span text:style-name="T8">view</text:span></text:span><text:span text:style-name="Source_20_Text"><text:span text:style-name="T9">不为</text:span></text:span><text:span text:style-name="Source_20_Text"><text:span text:style-name="T8">null</text:span></text:span><text:span text:style-name="Source_20_Text"><text:span text:style-name="T9">；第三个参数用在加载</text:span></text:span><text:span text:style-name="Source_20_Text"><text:span text:style-name="T8">xml</text:span></text:span><text:span text:style-name="Source_20_Text"><text:span text:style-name="T9">视图。</text:span></text:span></text:p>
      <text:p text:style-name="P4"><text:span text:style-name="Source_20_Text"><text:span text:style-name="T10">public</text:span></text:span><text:span text:style-name="T7"> </text:span><text:span text:style-name="Source_20_Text"><text:span text:style-name="T11">View getView(</text:span></text:span><text:span text:style-name="Source_20_Text"><text:span text:style-name="T10">int</text:span></text:span><text:span text:style-name="T7"> </text:span><text:span text:style-name="Source_20_Text"><text:span text:style-name="T11">i, View view, ViewGroup viewGroup) {</text:span></text:span></text:p>
      <text:p text:style-name="P4"><text:span text:style-name="Source_20_Text"><text:span text:style-name="T12">            </text:span></text:span><text:span text:style-name="Source_20_Text"><text:span text:style-name="T11">ViewHolder viewHolder;</text:span></text:span></text:p>
      <text:p text:style-name="P4"><text:span text:style-name="Source_20_Text"><text:span text:style-name="T12">            </text:span></text:span><text:span text:style-name="Source_20_Text"><text:span text:style-name="T8">// General ListView optimization code.</text:span></text:span></text:p>
      <text:p text:style-name="P4"><text:span text:style-name="Source_20_Text"><text:span text:style-name="T12">            </text:span></text:span><text:span text:style-name="Source_20_Text"><text:span text:style-name="T10">if</text:span></text:span><text:span text:style-name="T7"> </text:span><text:span text:style-name="Source_20_Text"><text:span text:style-name="T11">(view == </text:span></text:span><text:span text:style-name="Source_20_Text"><text:span text:style-name="T10">null</text:span></text:span><text:span text:style-name="Source_20_Text"><text:span text:style-name="T11">) {</text:span></text:span><text:span text:style-name="Source_20_Text"><text:span text:style-name="T8">//</text:span></text:span><text:span text:style-name="Source_20_Text"><text:span text:style-name="T9">当滑动</text:span></text:span><text:span text:style-name="Source_20_Text"><text:span text:style-name="T8">list</text:span></text:span><text:span text:style-name="Source_20_Text"><text:span text:style-name="T9">时，如果没有</text:span></text:span><text:span text:style-name="Source_20_Text"><text:span text:style-name="T8">item</text:span></text:span><text:span text:style-name="Source_20_Text"><text:span text:style-name="T9">消失，这时参数对象</text:span></text:span><text:span text:style-name="Source_20_Text"><text:span text:style-name="T8">view</text:span></text:span><text:span text:style-name="Source_20_Text"><text:span text:style-name="T9">是没有任何指向的，为</text:span></text:span><text:span text:style-name="Source_20_Text"><text:span text:style-name="T8">null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 = mInflator.inflate(R.layout.listitem_device, </text:span></text:span><text:span text:style-name="Source_20_Text"><text:span text:style-name="T10">null</text:span></text:span><text:span text:style-name="Source_20_Text"><text:span text:style-name="T11">);</text:span></text:span><text:span text:style-name="Source_20_Text"><text:span text:style-name="T8">//mInflator</text:span></text:span><text:span text:style-name="Source_20_Text"><text:span text:style-name="T9">是</text:span></text:span><text:span text:style-name="Source_20_Text"><text:span text:style-name="T8">LayoutInflater</text:span></text:span><text:span text:style-name="Source_20_Text"><text:span text:style-name="T9">类</text:span></text:span><text:span text:style-name="Source_20_Text"><text:span text:style-name="T8">(</text:span></text:span><text:span text:style-name="Source_20_Text"><text:span text:style-name="T9">布局加载器</text:span></text:span><text:span text:style-name="Source_20_Text"><text:span text:style-name="T8">)</text:span></text:span><text:span text:style-name="Source_20_Text"><text:span text:style-name="T9">实例对象，该行是动态加载布局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Holder = </text:span></text:span><text:span text:style-name="Source_20_Text"><text:span text:style-name="T10">new</text:span></text:span><text:span text:style-name="T7"> </text:span><text:span text:style-name="Source_20_Text"><text:span text:style-name="T11">ViewHolder();</text:span></text:span><text:span text:style-name="Source_20_Text"><text:span text:style-name="T8">//</text:span></text:span><text:span text:style-name="Source_20_Text"><text:span text:style-name="T9">获得实例对象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Holder.deviceAddress = (TextView) view.findViewById(R.id.device_address);</text:span></text:span><text:span text:style-name="Source_20_Text"><text:span text:style-name="T8">//</text:span></text:span><text:span text:style-name="Source_20_Text"><text:span text:style-name="T9">分别实例化显示</text:span></text:span><text:span text:style-name="Source_20_Text"><text:span text:style-name="T8">Name</text:span></text:span><text:span text:style-name="Source_20_Text"><text:span text:style-name="T9">和</text:span></text:span><text:span text:style-name="Source_20_Text"><text:span text:style-name="T8">Address</text:span></text:span><text:span text:style-name="Source_20_Text"><text:span text:style-name="T9">的</text:span></text:span><text:span text:style-name="Source_20_Text"><text:span text:style-name="T8">textView</text:span></text:span><text:span text:style-name="Source_20_Text"><text:span text:style-name="T9">控件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Holder.deviceName = (TextView) view.findViewById(R.id.device_name);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.setTag(viewHolder);</text:span></text:span><text:span text:style-name="Source_20_Text"><text:span text:style-name="T8">//</text:span></text:span><text:span text:style-name="Source_20_Text"><text:span text:style-name="T9">向</text:span></text:span><text:span text:style-name="Source_20_Text"><text:span text:style-name="T8">view</text:span></text:span><text:span text:style-name="Source_20_Text"><text:span text:style-name="T9">中添加附加数据信息，在这里也就是两个</text:span></text:span><text:span text:style-name="Source_20_Text"><text:span text:style-name="T8">textView</text:span></text:span><text:span text:style-name="Source_20_Text"><text:span text:style-name="T9">对象</text:span></text:span></text:p>
      <text:p text:style-name="P4"><text:span text:style-name="Source_20_Text"><text:span text:style-name="T12">            </text:span></text:span><text:span text:style-name="Source_20_Text"><text:span text:style-name="T11">} </text:span></text:span><text:span text:style-name="Source_20_Text"><text:span text:style-name="T10">else</text:span></text:span><text:span text:style-name="T7"> </text:span><text:span text:style-name="Source_20_Text"><text:span text:style-name="T11">{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Holder = (ViewHolder) view.getTag();</text:span></text:span><text:span text:style-name="Source_20_Text"><text:span text:style-name="T8">//</text:span></text:span><text:span text:style-name="Source_20_Text"><text:span text:style-name="T9">如果有旧的</text:span></text:span><text:span text:style-name="Source_20_Text"><text:span text:style-name="T8">view</text:span></text:span><text:span text:style-name="Source_20_Text"><text:span text:style-name="T9">对象返回</text:span></text:span><text:span text:style-name="Source_20_Text"><text:span text:style-name="T8">(</text:span></text:span><text:span text:style-name="Source_20_Text"><text:span text:style-name="T9">该情况是滑动</text:span></text:span><text:span text:style-name="Source_20_Text"><text:span text:style-name="T8">list</text:span></text:span><text:span text:style-name="Source_20_Text"><text:span text:style-name="T9">时有</text:span></text:span><text:span text:style-name="Source_20_Text"><text:span text:style-name="T8">item</text:span></text:span><text:span text:style-name="Source_20_Text"><text:span text:style-name="T9">消失</text:span></text:span><text:span text:style-name="Source_20_Text"><text:span text:style-name="T8">)</text:span></text:span><text:span text:style-name="Source_20_Text"><text:span text:style-name="T9">，从该</text:span></text:span><text:span text:style-name="Source_20_Text"><text:span text:style-name="T8">view</text:span></text:span><text:span text:style-name="Source_20_Text"><text:span text:style-name="T9">中提取创建的两个已经创建的</text:span></text:span><text:span text:style-name="Source_20_Text"><text:span text:style-name="T8">textView</text:span></text:span><text:span text:style-name="Source_20_Text"><text:span text:style-name="T9">对象，达到对象循环使用</text:span></text:span></text:p>
      <text:p text:style-name="P4"><text:span text:style-name="Source_20_Text"><text:span text:style-name="T12">            </text:span></text:span><text:span text:style-name="Source_20_Text"><text:span text:style-name="T11">}</text:span></text:span></text:p>
      <text:p text:style-name="P4"><text:soft-page-break/><text:span text:style-name="Source_20_Text"><text:span text:style-name="T12">            </text:span></text:span><text:span text:style-name="Source_20_Text"><text:span text:style-name="T11">BluetoothDevice device = mLeDevices.get(i);</text:span></text:span><text:span text:style-name="Source_20_Text"><text:span text:style-name="T8">//</text:span></text:span><text:span text:style-name="Source_20_Text"><text:span text:style-name="T9">从搜索到的设备列表中得到显示位置设备对象。</text:span></text:span></text:p>
      <text:p text:style-name="P4"><text:span text:style-name="Source_20_Text"><text:span text:style-name="T12">            </text:span></text:span><text:span text:style-name="Source_20_Text"><text:span text:style-name="T10">final</text:span></text:span><text:span text:style-name="T7"> </text:span><text:span text:style-name="Source_20_Text"><text:span text:style-name="T11">String deviceName = device.getName();</text:span></text:span></text:p>
      <text:p text:style-name="P4"><text:span text:style-name="Source_20_Text"><text:span text:style-name="T12">            </text:span></text:span><text:span text:style-name="Source_20_Text"><text:span text:style-name="T10">if</text:span></text:span><text:span text:style-name="T7"> </text:span><text:span text:style-name="Source_20_Text"><text:span text:style-name="T11">(deviceName != </text:span></text:span><text:span text:style-name="Source_20_Text"><text:span text:style-name="T10">null</text:span></text:span><text:span text:style-name="T7"> </text:span><text:span text:style-name="Source_20_Text"><text:span text:style-name="T11">&amp;&amp; deviceName.length() &gt; </text:span></text:span><text:span text:style-name="Source_20_Text"><text:span text:style-name="T13">0</text:span></text:span><text:span text:style-name="Source_20_Text"><text:span text:style-name="T11">)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Holder.deviceName.setText(deviceName);</text:span></text:span><text:span text:style-name="Source_20_Text"><text:span text:style-name="T8">//</text:span></text:span><text:span text:style-name="Source_20_Text"><text:span text:style-name="T9">输出显示设备</text:span></text:span><text:span text:style-name="Source_20_Text"><text:span text:style-name="T8">SSID</text:span></text:span></text:p>
      <text:p text:style-name="P4"><text:span text:style-name="Source_20_Text"><text:span text:style-name="T12">            </text:span></text:span><text:span text:style-name="Source_20_Text"><text:span text:style-name="T10">else</text:span></text:span></text:p>
      <text:p text:style-name="P4"><text:span text:style-name="Source_20_Text"><text:span text:style-name="T12">                </text:span></text:span><text:span text:style-name="Source_20_Text"><text:span text:style-name="T11">viewHolder.deviceName.setText(R.string.unknown_device);</text:span></text:span></text:p>
      <text:p text:style-name="P4"><text:span text:style-name="Source_20_Text"><text:span text:style-name="T12">            </text:span></text:span><text:span text:style-name="Source_20_Text"><text:span text:style-name="T11">viewHolder.deviceAddress.setText(device.getAddress());</text:span></text:span><text:span text:style-name="Source_20_Text"><text:span text:style-name="T8">//</text:span></text:span><text:span text:style-name="Source_20_Text"><text:span text:style-name="T9">输出显示设备地址信息</text:span></text:span></text:p>
      <text:p text:style-name="P5"> </text:p>
      <text:p text:style-name="P4"><text:span text:style-name="Source_20_Text"><text:span text:style-name="T12">            </text:span></text:span><text:span text:style-name="Source_20_Text"><text:span text:style-name="T10">return</text:span></text:span><text:span text:style-name="T7"> </text:span><text:span text:style-name="Source_20_Text"><text:span text:style-name="T11">view;</text:span></text:span></text:p>
      <text:p text:style-name="P4"><text:span text:style-name="Source_20_Text"><text:span text:style-name="T12">        </text:span></text:span><text:span text:style-name="Source_20_Text"><text:span text:style-name="T11">}</text:span></text:span></text:p>
      <text:p text:style-name="P4"><text:span text:style-name="Source_20_Text"><text:span text:style-name="T11">.....</text:span></text:span></text:p>
      <text:p text:style-name="P4"><text:span text:style-name="Source_20_Text"><text:span text:style-name="T10">static</text:span></text:span><text:span text:style-name="T7"> </text:span><text:span text:style-name="Source_20_Text"><text:span text:style-name="T10">class</text:span></text:span><text:span text:style-name="T7"> </text:span><text:span text:style-name="Source_20_Text"><text:span text:style-name="T11">ViewHolder { </text:span></text:span><text:span text:style-name="Source_20_Text"><text:span text:style-name="T8">//</text:span></text:span><text:span text:style-name="Source_20_Text"><text:span text:style-name="T9">该类用来暂存</text:span></text:span><text:span text:style-name="Source_20_Text"><text:span text:style-name="T8">textView</text:span></text:span><text:span text:style-name="Source_20_Text"><text:span text:style-name="T9">的实例化对象，达到循环使用</text:span></text:span></text:p>
      <text:p text:style-name="P4"><text:span text:style-name="Source_20_Text"><text:span text:style-name="T12">        </text:span></text:span><text:span text:style-name="Source_20_Text"><text:span text:style-name="T11">TextView deviceName;</text:span></text:span></text:p>
      <text:p text:style-name="P4"><text:span text:style-name="Source_20_Text"><text:span text:style-name="T12">        </text:span></text:span><text:span text:style-name="Source_20_Text"><text:span text:style-name="T11">TextView deviceAddress;</text:span></text:span></text:p>
      <text:p text:style-name="P4"><text:span text:style-name="Source_20_Text"><text:span text:style-name="T12">    </text:span></text:span><text:span text:style-name="Source_20_Text"><text:span text:style-name="T11">}</text:span></text:span></text:p>
      <text:p text:style-name="P4"><text:span text:style-name="Source_20_Text"><text:span text:style-name="T11">.....</text:span></text:span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Bitstream Vera Sans Mono', 'Courier New', Courier, monospace"/>
    <style:font-face style:name="Roboto" svg:font-family="Roboto, sans-serif"/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1:04:11.033066930</meta:creation-date>
    <meta:generator>LibreOffice/4.2.8.2$Linux_X86_64 LibreOffice_project/420m0$Build-2</meta:generator>
    <dc:date>2015-07-17T14:41:53.772302377</dc:date>
    <meta:editing-duration>P0D</meta:editing-duration>
    <meta:editing-cycles>1</meta:editing-cycles>
    <meta:document-statistic meta:table-count="1" meta:image-count="0" meta:object-count="0" meta:page-count="2" meta:paragraph-count="53" meta:word-count="688" meta:character-count="2460" meta:non-whitespace-character-count="2053"/>
  </office:meta>
</office:document-meta>
</file>